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b26" officeooo:paragraph-rsid="00105b26"/>
    </style:style>
    <style:style style:name="P2" style:family="paragraph" style:parent-style-name="Standard">
      <style:text-properties officeooo:rsid="00105b26" officeooo:paragraph-rsid="0014884a"/>
    </style:style>
    <style:style style:name="P3" style:family="paragraph" style:parent-style-name="Standard">
      <style:text-properties officeooo:paragraph-rsid="0011aaa9"/>
    </style:style>
    <style:style style:name="P4" style:family="paragraph" style:parent-style-name="Standard">
      <style:text-properties officeooo:rsid="0012f7f1" officeooo:paragraph-rsid="0012f7f1"/>
    </style:style>
    <style:style style:name="P5" style:family="paragraph" style:parent-style-name="Standard">
      <style:text-properties officeooo:rsid="0014884a" officeooo:paragraph-rsid="0014884a"/>
    </style:style>
    <style:style style:name="P6" style:family="paragraph" style:parent-style-name="Standard">
      <style:text-properties officeooo:rsid="0015619c" officeooo:paragraph-rsid="0015619c"/>
    </style:style>
    <style:style style:name="P7" style:family="paragraph" style:parent-style-name="Standard">
      <style:text-properties officeooo:paragraph-rsid="0015619c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T1" style:family="text">
      <style:text-properties officeooo:rsid="00105b26"/>
    </style:style>
    <style:style style:name="T2" style:family="text">
      <style:text-properties fo:font-style="italic"/>
    </style:style>
    <style:style style:name="T3" style:family="text">
      <style:text-properties officeooo:rsid="0011aaa9"/>
    </style:style>
    <style:style style:name="T4" style:family="text">
      <style:text-properties officeooo:rsid="0012f7f1"/>
    </style:style>
    <style:style style:name="T5" style:family="text">
      <style:text-properties officeooo:rsid="0014884a"/>
    </style:style>
    <style:style style:name="T6" style:family="text">
      <style:text-properties officeooo:rsid="0015619c"/>
    </style:style>
    <style:style style:name="T7" style:family="text">
      <style:text-properties fo:color="#000000"/>
    </style:style>
    <style:style style:name="T8" style:family="text">
      <style:text-properties officeooo:rsid="0016d6e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:</text:p>
      <text:p text:style-name="P3"><text:span text:style-name="T1">*fig 1.2 : </text:span>INVISTA NORTH AMERICA S.A R.L.<text:bookmark text:name="pubnum"/> <text:span text:style-name="T3">(5Feb2015)</text:span>WO2015017570A1 <text:span text:style-name="T3">WIPO(PCT) Retrieved Fromhttps://patentimages.storage.googleapis.com/a3/45/48/e7e7f764d07ff9/WO2015017570A1.pdf</text:span></text:p>
      <text:section text:style-name="Sect1" text:name="citationDataDisplay">
        <text:section text:style-name="Sect1" text:name="citationText">
          <text:p text:style-name="Standard">*Chen, C., &amp; Gu, G. (n.d.). Machine learning for composite materials. <text:span text:style-name="T2">MRS Communications,</text:span> 1-11. doi:10.1557/mrc.2019.32</text:p>
        </text:section>
      </text:section>
      <text:p text:style-name="P2">*<text:span text:style-name="T5">[1]Cearley, Burke, Searle, Walker: Top 10 Strategic Technology Trends for</text:span></text:p>
      <text:p text:style-name="P5">2018, Gartner Inc. USA, 2017</text:p>
      <text:p text:style-name="P1"/>
      <text:p text:style-name="P7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59:49.127700429</meta:creation-date>
    <meta:generator>LibreOffice/5.1.6.2$Linux_X86_64 LibreOffice_project/10m0$Build-2</meta:generator>
    <dc:date>2019-05-10T14:22:19.594223861</dc:date>
    <meta:editing-duration>PT3H53M34S</meta:editing-duration>
    <meta:editing-cycles>2</meta:editing-cycles>
    <meta:document-statistic meta:table-count="0" meta:image-count="0" meta:object-count="0" meta:page-count="1" meta:paragraph-count="6" meta:word-count="43" meta:character-count="410" meta:non-whitespace-character-count="371"/>
  </office:meta>
</office:document-meta>
</file>